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erif1" svg:font-family="'Liberation Serif'" style:font-family-generic="roman"/>
    <style:font-face style:name="LM Roman Caps 10" svg:font-family="'LM Roman Caps 10'" style:font-adornments="10 Regular" style:font-pitch="variable"/>
    <style:font-face style:name="LM Roman Unslanted 10" svg:font-family="'LM Roman Unslanted 10'" style:font-adornments="10 Regular" style:font-pitch="variable"/>
    <style:font-face style:name="MathJax_Script" svg:font-family="MathJax_Script" style:font-adornments="Regular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097cm" fo:min-width="8.21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313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4" style:family="graphic" style:parent-style-name="objectwithoutfill">
      <style:graphic-properties svg:stroke-width="0.051cm" svg:stroke-color="#000000" draw:marker-start-width="0.254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color="#000000" draw:marker-end-width="0.305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marker-start="Arrow_20_concave" draw:marker-start-width="0.305cm" draw:marker-end="Square_20_45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LM Roman Caps 10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#ffffff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M Roman Unslanted 10" fo:font-size="8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1pt" fo:font-style="normal" fo:text-shadow="none" style:text-underline-style="none" fo:font-weight="normal" style:letter-kerning="true" fo:background-color="#ffffff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MathJax_Script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in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 Roman Caps 10"/>
    </style:style>
    <style:style style:name="T9" style:family="text">
      <style:text-properties style:text-position="sub 58%" style:font-name="LM Roman Caps 10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1.397cm" svg:x="5.445cm" svg:y="21.828cm">
          <text:p text:style-name="P1"><text:span text:style-name="T1">⟨</text:span><text:span text:style-name="T1">Λ</text:span><text:span text:style-name="T2">,</text:span><text:span text:style-name="T3">,,</text:span><text:span text:style-name="T4">ε</text:span><text:span text:style-name="T2">, </text:span><text:span text:style-name="T1">⟨⟨</text:span><text:span text:style-name="T5">2</text:span><text:span text:style-name="T2">,</text:span><text:span text:style-name="T3">,</text:span><text:span text:style-name="T5">3</text:span><text:span text:style-name="T1">⟩</text:span><text:span text:style-name="T2">,</text:span><text:span text:style-name="T3">,</text:span><text:span text:style-name="T4">ε</text:span><text:span text:style-name="T1">⟩⟹</text:span><text:span text:style-name="T6">SM </text:span><text:span text:style-name="T7">⟨Λ</text:span><text:span text:style-name="T2">,</text:span><text:span text:style-name="T3">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⟩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5cm" svg:height="1.563cm" svg:x="14.208cm" svg:y="21.789cm">
          <draw:text-box>
            <text:p><text:span text:style-name="T8">Read</text:span><text:span text:style-name="T9">SM</text:span></text:p>
          </draw:text-box>
        </draw:frame>
        <draw:custom-shape draw:style-name="gr1" draw:text-style-name="P1" draw:layer="layout" svg:width="8.763cm" svg:height="1.397cm" svg:x="5.445cm" svg:y="18.145cm">
          <text:p text:style-name="P1"><text:span text:style-name="T1">⟨</text:span><text:span text:style-name="T1">Λ</text:span><text:span text:style-name="T2">,</text:span><text:span text:style-name="T3">,,</text:span><text:span text:style-name="T1">⟨</text:span><text:span text:style-name="T5">2</text:span><text:span text:style-name="T1">⟩</text:span><text:span text:style-name="T2">, </text:span><text:span text:style-name="T1">⟨⟨</text:span><text:span text:style-name="T5">3</text:span><text:span text:style-name="T1">⟩</text:span><text:span text:style-name="T2">,</text:span><text:span text:style-name="T3">,</text:span><text:span text:style-name="T4">ε</text:span><text:span text:style-name="T1">⟩⟹</text:span><text:span text:style-name="T6">SM </text:span><text:span text:style-name="T7">⟨Λ</text:span><text:span text:style-name="T2">,</text:span><text:span text:style-name="T3">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⟩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2cm" svg:height="1.524cm" svg:x="14.194cm" svg:y="18.145cm">
          <draw:text-box>
            <text:p><text:span text:style-name="T8">Read</text:span><text:span text:style-name="T9">S</text:span><text:span text:style-name="T9">M</text:span></text:p>
          </draw:text-box>
        </draw:frame>
        <draw:line draw:style-name="gr4" draw:text-style-name="P4" draw:layer="layout" svg:x1="10.017cm" svg:y1="19.542cm" svg:x2="10.018cm" svg:y2="21.813cm">
          <text:p/>
        </draw:line>
        <draw:path draw:style-name="gr5" draw:text-style-name="P4" draw:layer="layout" svg:width="3.174cm" svg:height="-0.001cm" draw:transform="skewX (1.55124863917256) rotate (-1.5707963267949) translate (8.112cm 19.0342039842895cm)" svg:viewBox="0 0 3175 0" svg:d="M3175 0c-244 0-3175 0-3175 0">
          <text:p/>
        </draw:path>
        <draw:path draw:style-name="gr5" draw:text-style-name="P4" draw:layer="layout" svg:width="3.668cm" svg:height="2.406cm" draw:transform="skewX (0.696735437396136) rotate (0.968657734856853) translate (8.493cm 7.477cm)" svg:viewBox="0 0 3669 2407" svg:d="M0 0c2466 0 3669 2407 3669 2407">
          <text:p/>
        </draw:path>
        <draw:custom-shape draw:style-name="gr1" draw:text-style-name="P1" draw:layer="layout" svg:width="8.763cm" svg:height="1.397cm" svg:x="5.45cm" svg:y="14.462cm">
          <text:p text:style-name="P1"><text:span text:style-name="T1">⟨</text:span><text:span text:style-name="T1">Λ</text:span><text:span text:style-name="T2">,</text:span><text:span text:style-name="T3">,,</text:span><text:span text:style-name="T1">⟨</text:span><text:span text:style-name="T5">2, 3</text:span><text:span text:style-name="T1">⟩</text:span><text:span text:style-name="T2">, </text:span><text:span text:style-name="T1">⟨</text:span><text:span text:style-name="T4">ε</text:span><text:span text:style-name="T2">,</text:span><text:span text:style-name="T3">,</text:span><text:span text:style-name="T4">ε</text:span><text:span text:style-name="T1">⟩⟹</text:span><text:span text:style-name="T6">SM </text:span><text:span text:style-name="T7">⟨Λ</text:span><text:span text:style-name="T2">,</text:span><text:span text:style-name="T3">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⟩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397cm" svg:x="5.445cm" svg:y="10.779cm">
          <text:p text:style-name="P1"><text:span text:style-name="T1">⟨</text:span><text:span text:style-name="T1">Λ</text:span><text:span text:style-name="T2">,</text:span><text:span text:style-name="T3">,,</text:span><text:span text:style-name="T1">⟨</text:span><text:span text:style-name="T5">5</text:span><text:span text:style-name="T1">⟩</text:span><text:span text:style-name="T2">, </text:span><text:span text:style-name="T1">⟨</text:span><text:span text:style-name="T4">ε</text:span><text:span text:style-name="T2">,</text:span><text:span text:style-name="T3">,</text:span><text:span text:style-name="T4">ε</text:span><text:span text:style-name="T1">⟩</text:span><text:span text:style-name="T1">⟹</text:span><text:span text:style-name="T6">S</text:span><text:span text:style-name="T6">M </text:span><text:span text:style-name="T7">⟨Λ</text:span><text:span text:style-name="T2">,</text:span><text:span text:style-name="T3">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⟩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.397cm" svg:x="5.445cm" svg:y="7.096cm">
          <text:p text:style-name="P1"><text:span text:style-name="T1">⟨</text:span><text:span text:style-name="T1">Λ</text:span><text:span text:style-name="T2">,</text:span><text:span text:style-name="T3">,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⟹</text:span><text:span text:style-name="T6">SM </text:span><text:span text:style-name="T7">⟨Λ</text:span><text:span text:style-name="T2">,</text:span><text:span text:style-name="T3">,</text:span><text:span text:style-name="T4">ε</text:span><text:span text:style-name="T2">, </text:span><text:span text:style-name="T1">⟨</text:span><text:span text:style-name="T4">ε</text:span><text:span text:style-name="T2">,</text:span><text:span text:style-name="T3">,</text:span><text:span text:style-name="T1">⟨</text:span><text:span text:style-name="T5">5</text:span><text:span text:style-name="T1">⟩⟩⟩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016cm" svg:y1="15.874cm" svg:x2="10.017cm" svg:y2="18.145cm">
          <text:p/>
        </draw:line>
        <draw:line draw:style-name="gr4" draw:text-style-name="P4" draw:layer="layout" svg:x1="9.995cm" svg:y1="12.16cm" svg:x2="9.996cm" svg:y2="14.431cm">
          <text:p/>
        </draw:line>
        <draw:line draw:style-name="gr4" draw:text-style-name="P4" draw:layer="layout" svg:x1="10.017cm" svg:y1="8.508cm" svg:x2="10.018cm" svg:y2="10.779cm">
          <text:p/>
        </draw:line>
        <draw:frame draw:style-name="gr3" draw:text-style-name="P3" draw:layer="layout" svg:width="2.212cm" svg:height="1.524cm" svg:x="14.208cm" svg:y="14.462cm">
          <draw:text-box>
            <text:p><text:span text:style-name="T8">Binop</text:span><text:span text:style-name="T9">SM</text:span></text:p>
          </draw:text-box>
        </draw:frame>
        <draw:frame draw:style-name="gr3" draw:text-style-name="P3" draw:layer="layout" svg:width="2.212cm" svg:height="1.524cm" svg:x="14.282cm" svg:y="10.779cm">
          <draw:text-box>
            <text:p><text:span text:style-name="T8">Write</text:span><text:span text:style-name="T9">SM</text:span></text:p>
          </draw:text-box>
        </draw:frame>
        <draw:frame draw:style-name="gr3" draw:text-style-name="P3" draw:layer="layout" svg:width="2.212cm" svg:height="1.524cm" svg:x="14.208cm" svg:y="7.096cm">
          <draw:text-box>
            <text:p><text:span text:style-name="T8">Stop</text:span><text:span text:style-name="T9">SM</text:span></text:p>
          </draw:text-box>
        </draw:frame>
        <draw:path draw:style-name="gr5" draw:text-style-name="P4" draw:layer="layout" svg:width="3.174cm" svg:height="-0.001cm" draw:transform="skewX (1.55124863917256) rotate (-1.5707963267949) translate (8.112cm 15.3512039842895cm)" svg:viewBox="0 0 3175 0" svg:d="M3175 0c-244 0-3175 0-3175 0">
          <text:p/>
        </draw:path>
        <draw:path draw:style-name="gr5" draw:text-style-name="P4" draw:layer="layout" svg:width="3.174cm" svg:height="-0.001cm" draw:transform="skewX (1.55124863917256) rotate (-1.5707963267949) translate (8.112cm 11.6682039842895cm)" svg:viewBox="0 0 3175 0" svg:d="M3175 0c-244 0-3175 0-3175 0">
          <text:p/>
        </draw:path>
        <draw:path draw:style-name="gr5" draw:text-style-name="P4" draw:layer="layout" svg:width="3.174cm" svg:height="-0.001cm" draw:transform="skewX (1.55124863917256) rotate (-1.5707963267949) translate (8.112cm 7.98520398428955cm)" svg:viewBox="0 0 3175 0" svg:d="M3175 0c-244 0-3175 0-3175 0">
          <text:p/>
        </draw:path>
        <draw:path draw:style-name="gr6" draw:text-style-name="P4" draw:layer="layout" svg:width="3.301cm" svg:height="-0.001cm" draw:transform="skewX (1.55194677087336) rotate (-1.5707963267949) translate (11.541cm 7.98521214366111cm)" svg:viewBox="0 0 3302 0" svg:d="M3302 0c-254 0-3302 0-3302 0">
          <text:p/>
        </draw:path>
        <draw:path draw:style-name="gr6" draw:text-style-name="P4" draw:layer="layout" svg:width="3.301cm" svg:height="0cm" draw:transform="rotate (-1.5707963267949) translate (11.541cm 11.6682121436611cm)" svg:viewBox="0 0 3302 0" svg:d="M3302 0c-254 0-3302 0-3302 0">
          <text:p/>
        </draw:path>
        <draw:path draw:style-name="gr6" draw:text-style-name="P4" draw:layer="layout" svg:width="3.301cm" svg:height="-0.001cm" draw:transform="skewX (1.55194677087336) rotate (-1.5707963267949) translate (11.541cm 15.3512121436611cm)" svg:viewBox="0 0 3302 0" svg:d="M3302 0c-254 0-3302 0-3302 0">
          <text:p/>
        </draw:path>
        <draw:path draw:style-name="gr6" draw:text-style-name="P4" draw:layer="layout" svg:width="3.301cm" svg:height="0cm" draw:transform="rotate (-1.5707963267949) translate (11.541cm 19.0342121436612cm)" svg:viewBox="0 0 3302 0" svg:d="M3302 0c-254 0-3302 0-3302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erif1" svg:font-family="'Liberation Serif'" style:font-family-generic="roman"/>
    <style:font-face style:name="LM Roman Caps 10" svg:font-family="'LM Roman Caps 10'" style:font-adornments="10 Regular" style:font-pitch="variable"/>
    <style:font-face style:name="LM Roman Unslanted 10" svg:font-family="'LM Roman Unslanted 10'" style:font-adornments="10 Regular" style:font-pitch="variable"/>
    <style:font-face style:name="MathJax_Script" svg:font-family="MathJax_Script" style:font-adornments="Regular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none" draw:fill-color="#000000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3-02-11T23:02:50.486996049</dc:date>
    <meta:editing-duration>P10DT1H43M21S</meta:editing-duration>
    <meta:editing-cycles>42</meta:editing-cycles>
    <meta:generator>LibreOffice/6.0.7.3$Linux_X86_64 LibreOffice_project/00m0$Build-3</meta:generator>
    <meta:document-statistic meta:object-count="23"/>
  </office:meta>
</office:document-meta>
</file>